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55.92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52.09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49.92mm"/>
    </style:style>
    <style:style style:name="co11" style:family="table-column">
      <style:table-column-properties fo:break-before="auto" style:column-width="8.78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34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Nom de l’IRIS à Roubaix</text:p>
          </table:table-cell>
          <table:table-cell table:style-name="ce1" office:value-type="string" calcext:value-type="string">
            <text:p>Code IRIS de Roubaix</text:p>
          </table:table-cell>
          <table:table-cell table:style-name="ce1" office:value-type="string" calcext:value-type="string">
            <text:p>nb_venues</text:p>
          </table:table-cell>
          <table:table-cell table:style-name="ce1" office:value-type="string" calcext:value-type="string">
            <text:p>nb_venues_postes_informatiques</text:p>
          </table:table-cell>
          <table:table-cell table:style-name="ce1" office:value-type="string" calcext:value-type="string">
            <text:p>nb_venues_prets</text:p>
          </table:table-cell>
          <table:table-cell table:style-name="ce1" office:value-type="string" calcext:value-type="string">
            <text:p>nb_venues_prets_bus</text:p>
          </table:table-cell>
          <table:table-cell table:style-name="ce1" office:value-type="string" calcext:value-type="string">
            <text:p>nb_venues_prets_mediatheque</text:p>
          </table:table-cell>
          <table:table-cell table:style-name="ce1" office:value-type="string" calcext:value-type="string">
            <text:p>nb_venues_salle_etude</text:p>
          </table:table-cell>
          <table:table-cell table:style-name="ce1" office:value-type="string" calcext:value-type="string">
            <text:p>nb_venues_wifi</text:p>
          </table:table-cell>
          <table:table-cell table:style-name="ce1" office:value-type="string" calcext:value-type="string">
            <text:p>nb_inscrits</text:p>
          </table:table-cell>
          <table:table-cell table:style-name="ce1" office:value-type="string" calcext:value-type="string">
            <text:p>revenu_fiscal_median_par_uc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nb_hab</text:p>
          </table:table-cell>
          <table:table-cell table:style-name="ce1" office:value-type="string" calcext:value-type="string">
            <text:p>indice_nb_hab</text:p>
          </table:table-cell>
          <table:table-cell table:style-name="ce1" office:value-type="string" calcext:value-type="string">
            <text:p>iris_part_inscrits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MACKELLERIE</text:p>
          </table:table-cell>
          <table:table-cell office:value-type="string" calcext:value-type="string">
            <text:p>595120101.0</text:p>
          </table:table-cell>
          <table:table-cell office:value-type="float" office:value="6.75520833333333" calcext:value-type="float">
            <text:p>6,75520833333333</text:p>
          </table:table-cell>
          <table:table-cell office:value-type="float" office:value="3.73958333333333" calcext:value-type="float">
            <text:p>3,73958333333333</text:p>
          </table:table-cell>
          <table:table-cell office:value-type="float" office:value="3.13020833333333" calcext:value-type="float">
            <text:p>3,13020833333333</text:p>
          </table:table-cell>
          <table:table-cell office:value-type="float" office:value="0.161458333333333" calcext:value-type="float">
            <text:p>0,161458333333333</text:p>
          </table:table-cell>
          <table:table-cell office:value-type="float" office:value="2.96875" calcext:value-type="float">
            <text:p>2,96875</text:p>
          </table:table-cell>
          <table:table-cell office:value-type="float" office:value="0.0572916666666667" calcext:value-type="float">
            <text:p>0,057291666666667</text:p>
          </table:table-cell>
          <table:table-cell office:value-type="float" office:value="0.458333333333333" calcext:value-type="float">
            <text:p>0,458333333333333</text:p>
          </table:table-cell>
          <table:table-cell office:value-type="float" office:value="192" calcext:value-type="float">
            <text:p>192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G3</text:p>
          </table:table-cell>
          <table:table-cell office:value-type="float" office:value="0.888050314465409" calcext:value-type="float">
            <text:p>0,888050314465409</text:p>
          </table:table-cell>
          <table:table-cell office:value-type="float" office:value="2267" calcext:value-type="float">
            <text:p>2267</text:p>
          </table:table-cell>
          <table:table-cell office:value-type="float" office:value="0.911241101367719" calcext:value-type="float">
            <text:p>0,911241101367719</text:p>
          </table:table-cell>
          <table:table-cell office:value-type="float" office:value="0.0872342302602558" calcext:value-type="float">
            <text:p>0,0872342302602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SNOY</text:p>
          </table:table-cell>
          <table:table-cell office:value-type="string" calcext:value-type="string">
            <text:p>595120102.0</text:p>
          </table:table-cell>
          <table:table-cell office:value-type="float" office:value="6.33988764044944" calcext:value-type="float">
            <text:p>6,33988764044944</text:p>
          </table:table-cell>
          <table:table-cell office:value-type="float" office:value="2.17696629213483" calcext:value-type="float">
            <text:p>2,17696629213483</text:p>
          </table:table-cell>
          <table:table-cell office:value-type="float" office:value="4.12921348314607" calcext:value-type="float">
            <text:p>4,12921348314607</text:p>
          </table:table-cell>
          <table:table-cell office:value-type="float" office:value="0.365168539325843" calcext:value-type="float">
            <text:p>0,365168539325843</text:p>
          </table:table-cell>
          <table:table-cell office:value-type="float" office:value="3.76404494382022" calcext:value-type="float">
            <text:p>3,76404494382022</text:p>
          </table:table-cell>
          <table:table-cell office:value-type="float" office:value="0.171348314606742" calcext:value-type="float">
            <text:p>0,171348314606742</text:p>
          </table:table-cell>
          <table:table-cell office:value-type="float" office:value="0.325842696629213" calcext:value-type="float">
            <text:p>0,325842696629213</text:p>
          </table:table-cell>
          <table:table-cell office:value-type="float" office:value="356" calcext:value-type="float">
            <text:p>356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G5</text:p>
          </table:table-cell>
          <table:table-cell office:value-type="float" office:value="1.14392033542977" calcext:value-type="float">
            <text:p>1,14392033542977</text:p>
          </table:table-cell>
          <table:table-cell office:value-type="float" office:value="3656" calcext:value-type="float">
            <text:p>3656</text:p>
          </table:table-cell>
          <table:table-cell office:value-type="float" office:value="1.46956218200281" calcext:value-type="float">
            <text:p>1,46956218200281</text:p>
          </table:table-cell>
          <table:table-cell office:value-type="float" office:value="0.100295404814004" calcext:value-type="float">
            <text:p>0,1002954048140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SSE AUX CHENES</text:p>
          </table:table-cell>
          <table:table-cell office:value-type="string" calcext:value-type="string">
            <text:p>595120201.0</text:p>
          </table:table-cell>
          <table:table-cell office:value-type="float" office:value="8.91258741258741" calcext:value-type="float">
            <text:p>8,91258741258741</text:p>
          </table:table-cell>
          <table:table-cell office:value-type="float" office:value="6.05944055944056" calcext:value-type="float">
            <text:p>6,05944055944056</text:p>
          </table:table-cell>
          <table:table-cell office:value-type="float" office:value="2.89510489510489" calcext:value-type="float">
            <text:p>2,89510489510489</text:p>
          </table:table-cell>
          <table:table-cell office:value-type="float" office:value="0.048951048951049" calcext:value-type="float">
            <text:p>0,048951048951049</text:p>
          </table:table-cell>
          <table:table-cell office:value-type="float" office:value="2.84615384615385" calcext:value-type="float">
            <text:p>2,84615384615385</text:p>
          </table:table-cell>
          <table:table-cell office:value-type="float" office:value="0.195804195804196" calcext:value-type="float">
            <text:p>0,195804195804196</text:p>
          </table:table-cell>
          <table:table-cell office:value-type="float" office:value="0.517482517482518" calcext:value-type="float">
            <text:p>0,517482517482518</text:p>
          </table:table-cell>
          <table:table-cell office:value-type="float" office:value="286" calcext:value-type="float">
            <text:p>286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G2</text:p>
          </table:table-cell>
          <table:table-cell office:value-type="float" office:value="0.757023060796646" calcext:value-type="float">
            <text:p>0,757023060796646</text:p>
          </table:table-cell>
          <table:table-cell office:value-type="float" office:value="2832" calcext:value-type="float">
            <text:p>2832</text:p>
          </table:table-cell>
          <table:table-cell office:value-type="float" office:value="1.13834794842231" calcext:value-type="float">
            <text:p>1,13834794842231</text:p>
          </table:table-cell>
          <table:table-cell office:value-type="float" office:value="0.104018361581921" calcext:value-type="float">
            <text:p>0,1040183615819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MA SUD</text:p>
          </table:table-cell>
          <table:table-cell office:value-type="string" calcext:value-type="string">
            <text:p>595120202.0</text:p>
          </table:table-cell>
          <table:table-cell office:value-type="float" office:value="7.44827586206897" calcext:value-type="float">
            <text:p>7,44827586206897</text:p>
          </table:table-cell>
          <table:table-cell office:value-type="float" office:value="4.5632183908046" calcext:value-type="float">
            <text:p>4,5632183908046</text:p>
          </table:table-cell>
          <table:table-cell office:value-type="float" office:value="2.46551724137931" calcext:value-type="float">
            <text:p>2,46551724137931</text:p>
          </table:table-cell>
          <table:table-cell office:value-type="float" office:value="0.39080459770115" calcext:value-type="float">
            <text:p>0,39080459770115</text:p>
          </table:table-cell>
          <table:table-cell office:value-type="float" office:value="2.07471264367816" calcext:value-type="float">
            <text:p>2,07471264367816</text:p>
          </table:table-cell>
          <table:table-cell office:value-type="float" office:value="0.293103448275862" calcext:value-type="float">
            <text:p>0,293103448275862</text:p>
          </table:table-cell>
          <table:table-cell office:value-type="float" office:value="0.683908045977011" calcext:value-type="float">
            <text:p>0,683908045977011</text:p>
          </table:table-cell>
          <table:table-cell office:value-type="float" office:value="174" calcext:value-type="float">
            <text:p>174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G1</text:p>
          </table:table-cell>
          <table:table-cell office:value-type="float" office:value="0.430293501048218" calcext:value-type="float">
            <text:p>0,430293501048218</text:p>
          </table:table-cell>
          <table:table-cell office:value-type="float" office:value="2284" calcext:value-type="float">
            <text:p>2284</text:p>
          </table:table-cell>
          <table:table-cell office:value-type="float" office:value="0.918074404730423" calcext:value-type="float">
            <text:p>0,918074404730423</text:p>
          </table:table-cell>
          <table:table-cell office:value-type="float" office:value="0.0784676007005254" calcext:value-type="float">
            <text:p>0,078467600700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MA NORD</text:p>
          </table:table-cell>
          <table:table-cell office:value-type="string" calcext:value-type="string">
            <text:p>595120203.0</text:p>
          </table:table-cell>
          <table:table-cell office:value-type="float" office:value="6.71974522292994" calcext:value-type="float">
            <text:p>6,71974522292994</text:p>
          </table:table-cell>
          <table:table-cell office:value-type="float" office:value="3.96178343949045" calcext:value-type="float">
            <text:p>3,96178343949045</text:p>
          </table:table-cell>
          <table:table-cell office:value-type="float" office:value="2.3312101910828" calcext:value-type="float">
            <text:p>2,3312101910828</text:p>
          </table:table-cell>
          <table:table-cell office:value-type="float" office:value="0.331210191082803" calcext:value-type="float">
            <text:p>0,331210191082803</text:p>
          </table:table-cell>
          <table:table-cell office:value-type="float" office:value="2" calcext:value-type="float">
            <text:p>2</text:p>
          </table:table-cell>
          <table:table-cell office:value-type="float" office:value="0.515923566878981" calcext:value-type="float">
            <text:p>0,515923566878981</text:p>
          </table:table-cell>
          <table:table-cell office:value-type="float" office:value="0.936305732484076" calcext:value-type="float">
            <text:p>0,936305732484076</text:p>
          </table:table-cell>
          <table:table-cell office:value-type="float" office:value="157" calcext:value-type="float">
            <text:p>157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G1</text:p>
          </table:table-cell>
          <table:table-cell office:value-type="float" office:value="0.635534591194969" calcext:value-type="float">
            <text:p>0,635534591194969</text:p>
          </table:table-cell>
          <table:table-cell office:value-type="float" office:value="1806" calcext:value-type="float">
            <text:p>1806</text:p>
          </table:table-cell>
          <table:table-cell office:value-type="float" office:value="0.725937992532024" calcext:value-type="float">
            <text:p>0,725937992532024</text:p>
          </table:table-cell>
          <table:table-cell office:value-type="float" office:value="0.0895404208194906" calcext:value-type="float">
            <text:p>0,0895404208194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TREPONT-CARTIGNY</text:p>
          </table:table-cell>
          <table:table-cell office:value-type="string" calcext:value-type="string">
            <text:p>595120301.0</text:p>
          </table:table-cell>
          <table:table-cell office:value-type="float" office:value="8.1703056768559" calcext:value-type="float">
            <text:p>8,1703056768559</text:p>
          </table:table-cell>
          <table:table-cell office:value-type="float" office:value="4.8646288209607" calcext:value-type="float">
            <text:p>4,8646288209607</text:p>
          </table:table-cell>
          <table:table-cell office:value-type="float" office:value="3.17903930131004" calcext:value-type="float">
            <text:p>3,17903930131004</text:p>
          </table:table-cell>
          <table:table-cell office:value-type="float" office:value="1.16593886462882" calcext:value-type="float">
            <text:p>1,16593886462882</text:p>
          </table:table-cell>
          <table:table-cell office:value-type="float" office:value="2.01310043668122" calcext:value-type="float">
            <text:p>2,01310043668122</text:p>
          </table:table-cell>
          <table:table-cell office:value-type="float" office:value="0.174672489082969" calcext:value-type="float">
            <text:p>0,174672489082969</text:p>
          </table:table-cell>
          <table:table-cell office:value-type="float" office:value="0.834061135371179" calcext:value-type="float">
            <text:p>0,834061135371179</text:p>
          </table:table-cell>
          <table:table-cell office:value-type="float" office:value="229" calcext:value-type="float">
            <text:p>229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G4</text:p>
          </table:table-cell>
          <table:table-cell office:value-type="float" office:value="0.95104821802935" calcext:value-type="float">
            <text:p>0,95104821802935</text:p>
          </table:table-cell>
          <table:table-cell office:value-type="float" office:value="2782" calcext:value-type="float">
            <text:p>2782</text:p>
          </table:table-cell>
          <table:table-cell office:value-type="float" office:value="1.11824999735553" calcext:value-type="float">
            <text:p>1,11824999735553</text:p>
          </table:table-cell>
          <table:table-cell office:value-type="float" office:value="0.084784327821711" calcext:value-type="float">
            <text:p>0,0847843278217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TIN-ORAN</text:p>
          </table:table-cell>
          <table:table-cell office:value-type="string" calcext:value-type="string">
            <text:p>595120302.0</text:p>
          </table:table-cell>
          <table:table-cell office:value-type="float" office:value="5.83928571428571" calcext:value-type="float">
            <text:p>5,83928571428571</text:p>
          </table:table-cell>
          <table:table-cell office:value-type="float" office:value="1.38095238095238" calcext:value-type="float">
            <text:p>1,38095238095238</text:p>
          </table:table-cell>
          <table:table-cell office:value-type="float" office:value="4.29761904761905" calcext:value-type="float">
            <text:p>4,29761904761905</text:p>
          </table:table-cell>
          <table:table-cell office:value-type="float" office:value="0.482142857142857" calcext:value-type="float">
            <text:p>0,482142857142857</text:p>
          </table:table-cell>
          <table:table-cell office:value-type="float" office:value="3.81547619047619" calcext:value-type="float">
            <text:p>3,81547619047619</text:p>
          </table:table-cell>
          <table:table-cell office:value-type="float" office:value="0.148809523809524" calcext:value-type="float">
            <text:p>0,148809523809524</text:p>
          </table:table-cell>
          <table:table-cell office:value-type="float" office:value="0.279761904761905" calcext:value-type="float">
            <text:p>0,279761904761905</text:p>
          </table:table-cell>
          <table:table-cell office:value-type="float" office:value="168" calcext:value-type="float">
            <text:p>168</text:p>
          </table:table-cell>
          <table:table-cell office:value-type="float" office:value="10237" calcext:value-type="float">
            <text:p>10237</text:p>
          </table:table-cell>
          <table:table-cell office:value-type="string" calcext:value-type="string">
            <text:p>G5</text:p>
          </table:table-cell>
          <table:table-cell office:value-type="float" office:value="1.0730607966457" calcext:value-type="float">
            <text:p>1,0730607966457</text:p>
          </table:table-cell>
          <table:table-cell office:value-type="float" office:value="2528" calcext:value-type="float">
            <text:p>2528</text:p>
          </table:table-cell>
          <table:table-cell office:value-type="float" office:value="1.0161524059363" calcext:value-type="float">
            <text:p>1,0161524059363</text:p>
          </table:table-cell>
          <table:table-cell office:value-type="float" office:value="0.0684493670886076" calcext:value-type="float">
            <text:p>0,0684493670886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UL DE FOUR</text:p>
          </table:table-cell>
          <table:table-cell office:value-type="string" calcext:value-type="string">
            <text:p>595120303.0</text:p>
          </table:table-cell>
          <table:table-cell office:value-type="float" office:value="8.96666666666667" calcext:value-type="float">
            <text:p>8,96666666666667</text:p>
          </table:table-cell>
          <table:table-cell office:value-type="float" office:value="5.30952380952381" calcext:value-type="float">
            <text:p>5,30952380952381</text:p>
          </table:table-cell>
          <table:table-cell office:value-type="float" office:value="3.74761904761905" calcext:value-type="float">
            <text:p>3,74761904761905</text:p>
          </table:table-cell>
          <table:table-cell office:value-type="float" office:value="0.295238095238095" calcext:value-type="float">
            <text:p>0,295238095238095</text:p>
          </table:table-cell>
          <table:table-cell office:value-type="float" office:value="3.45238095238095" calcext:value-type="float">
            <text:p>3,45238095238095</text:p>
          </table:table-cell>
          <table:table-cell office:value-type="float" office:value="0.50952380952381" calcext:value-type="float">
            <text:p>0,50952380952381</text:p>
          </table:table-cell>
          <table:table-cell office:value-type="float" office:value="0.747619047619048" calcext:value-type="float">
            <text:p>0,747619047619048</text:p>
          </table:table-cell>
          <table:table-cell office:value-type="float" office:value="210" calcext:value-type="float">
            <text:p>210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G2</text:p>
          </table:table-cell>
          <table:table-cell office:value-type="float" office:value="0.741928721174004" calcext:value-type="float">
            <text:p>0,741928721174004</text:p>
          </table:table-cell>
          <table:table-cell office:value-type="float" office:value="3189" calcext:value-type="float">
            <text:p>3189</text:p>
          </table:table-cell>
          <table:table-cell office:value-type="float" office:value="1.28184731903911" calcext:value-type="float">
            <text:p>1,28184731903911</text:p>
          </table:table-cell>
          <table:table-cell office:value-type="float" office:value="0.067826904985889" calcext:value-type="float">
            <text:p>0,067826904985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MELET NORD</text:p>
          </table:table-cell>
          <table:table-cell office:value-type="string" calcext:value-type="string">
            <text:p>595120401.0</text:p>
          </table:table-cell>
          <table:table-cell office:value-type="float" office:value="7.9" calcext:value-type="float">
            <text:p>7,9</text:p>
          </table:table-cell>
          <table:table-cell office:value-type="float" office:value="4.85789473684211" calcext:value-type="float">
            <text:p>4,85789473684211</text:p>
          </table:table-cell>
          <table:table-cell office:value-type="float" office:value="3.06842105263158" calcext:value-type="float">
            <text:p>3,06842105263158</text:p>
          </table:table-cell>
          <table:table-cell office:value-type="float" office:value="0.447368421052632" calcext:value-type="float">
            <text:p>0,447368421052632</text:p>
          </table:table-cell>
          <table:table-cell office:value-type="float" office:value="2.62105263157895" calcext:value-type="float">
            <text:p>2,62105263157895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78947368421053" calcext:value-type="float">
            <text:p>0,278947368421053</text:p>
          </table:table-cell>
          <table:table-cell office:value-type="float" office:value="190" calcext:value-type="float">
            <text:p>190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G1</text:p>
          </table:table-cell>
          <table:table-cell office:value-type="float" office:value="0.686058700209644" calcext:value-type="float">
            <text:p>0,686058700209644</text:p>
          </table:table-cell>
          <table:table-cell office:value-type="float" office:value="2182" calcext:value-type="float">
            <text:p>2182</text:p>
          </table:table-cell>
          <table:table-cell office:value-type="float" office:value="0.877074584554196" calcext:value-type="float">
            <text:p>0,877074584554196</text:p>
          </table:table-cell>
          <table:table-cell office:value-type="float" office:value="0.0896883593033914" calcext:value-type="float">
            <text:p>0,0896883593033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MELET CENTRE</text:p>
          </table:table-cell>
          <table:table-cell office:value-type="string" calcext:value-type="string">
            <text:p>595120402.0</text:p>
          </table:table-cell>
          <table:table-cell office:value-type="float" office:value="12.0631970260223" calcext:value-type="float">
            <text:p>12,0631970260223</text:p>
          </table:table-cell>
          <table:table-cell office:value-type="float" office:value="8.76208178438662" calcext:value-type="float">
            <text:p>8,76208178438662</text:p>
          </table:table-cell>
          <table:table-cell office:value-type="float" office:value="3.24907063197026" calcext:value-type="float">
            <text:p>3,24907063197026</text:p>
          </table:table-cell>
          <table:table-cell office:value-type="float" office:value="0.215613382899628" calcext:value-type="float">
            <text:p>0,215613382899628</text:p>
          </table:table-cell>
          <table:table-cell office:value-type="float" office:value="3.03345724907063" calcext:value-type="float">
            <text:p>3,03345724907063</text:p>
          </table:table-cell>
          <table:table-cell office:value-type="float" office:value="0.479553903345725" calcext:value-type="float">
            <text:p>0,479553903345725</text:p>
          </table:table-cell>
          <table:table-cell office:value-type="float" office:value="1.50557620817844" calcext:value-type="float">
            <text:p>1,50557620817844</text:p>
          </table:table-cell>
          <table:table-cell office:value-type="float" office:value="269" calcext:value-type="float">
            <text:p>269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G3</text:p>
          </table:table-cell>
          <table:table-cell office:value-type="float" office:value="0.838888888888889" calcext:value-type="float">
            <text:p>0,838888888888889</text:p>
          </table:table-cell>
          <table:table-cell office:value-type="float" office:value="2944" calcext:value-type="float">
            <text:p>2944</text:p>
          </table:table-cell>
          <table:table-cell office:value-type="float" office:value="1.18336735881189" calcext:value-type="float">
            <text:p>1,18336735881189</text:p>
          </table:table-cell>
          <table:table-cell office:value-type="float" office:value="0.0941134510869565" calcext:value-type="float">
            <text:p>0,094113451086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MELET SUD</text:p>
          </table:table-cell>
          <table:table-cell office:value-type="string" calcext:value-type="string">
            <text:p>595120403.0</text:p>
          </table:table-cell>
          <table:table-cell office:value-type="float" office:value="6.14349775784753" calcext:value-type="float">
            <text:p>6,14349775784753</text:p>
          </table:table-cell>
          <table:table-cell office:value-type="float" office:value="2.78026905829596" calcext:value-type="float">
            <text:p>2,78026905829596</text:p>
          </table:table-cell>
          <table:table-cell office:value-type="float" office:value="3.24663677130045" calcext:value-type="float">
            <text:p>3,24663677130045</text:p>
          </table:table-cell>
          <table:table-cell office:value-type="float" office:value="0.0224215246636771" calcext:value-type="float">
            <text:p>0,022421524663677</text:p>
          </table:table-cell>
          <table:table-cell office:value-type="float" office:value="3.22421524663677" calcext:value-type="float">
            <text:p>3,22421524663677</text:p>
          </table:table-cell>
          <table:table-cell office:value-type="float" office:value="0.452914798206278" calcext:value-type="float">
            <text:p>0,452914798206278</text:p>
          </table:table-cell>
          <table:table-cell office:value-type="float" office:value="0.327354260089686" calcext:value-type="float">
            <text:p>0,327354260089686</text:p>
          </table:table-cell>
          <table:table-cell office:value-type="float" office:value="223" calcext:value-type="float">
            <text:p>223</text:p>
          </table:table-cell>
          <table:table-cell office:value-type="float" office:value="8859" calcext:value-type="float">
            <text:p>8859</text:p>
          </table:table-cell>
          <table:table-cell office:value-type="string" calcext:value-type="string">
            <text:p>G3</text:p>
          </table:table-cell>
          <table:table-cell office:value-type="float" office:value="0.928616352201258" calcext:value-type="float">
            <text:p>0,928616352201258</text:p>
          </table:table-cell>
          <table:table-cell office:value-type="float" office:value="2208" calcext:value-type="float">
            <text:p>2208</text:p>
          </table:table-cell>
          <table:table-cell office:value-type="float" office:value="0.88752551910892" calcext:value-type="float">
            <text:p>0,88752551910892</text:p>
          </table:table-cell>
          <table:table-cell office:value-type="float" office:value="0.104026268115942" calcext:value-type="float">
            <text:p>0,104026268115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EULE NORD</text:p>
          </table:table-cell>
          <table:table-cell office:value-type="string" calcext:value-type="string">
            <text:p>595120501.0</text:p>
          </table:table-cell>
          <table:table-cell office:value-type="float" office:value="8.51298701298701" calcext:value-type="float">
            <text:p>8,51298701298701</text:p>
          </table:table-cell>
          <table:table-cell office:value-type="float" office:value="4.47402597402597" calcext:value-type="float">
            <text:p>4,47402597402597</text:p>
          </table:table-cell>
          <table:table-cell office:value-type="float" office:value="4.48701298701299" calcext:value-type="float">
            <text:p>4,48701298701299</text:p>
          </table:table-cell>
          <table:table-cell office:value-type="float" office:value="0.0844155844155844" calcext:value-type="float">
            <text:p>0,084415584415585</text:p>
          </table:table-cell>
          <table:table-cell office:value-type="float" office:value="4.4025974025974" calcext:value-type="float">
            <text:p>4,402597402597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253246753246753" calcext:value-type="float">
            <text:p>0,253246753246753</text:p>
          </table:table-cell>
          <table:table-cell office:value-type="float" office:value="154" calcext:value-type="float">
            <text:p>154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G2</text:p>
          </table:table-cell>
          <table:table-cell office:value-type="float" office:value="0.688469601677149" calcext:value-type="float">
            <text:p>0,688469601677149</text:p>
          </table:table-cell>
          <table:table-cell office:value-type="float" office:value="1934" calcext:value-type="float">
            <text:p>1934</text:p>
          </table:table-cell>
          <table:table-cell office:value-type="float" office:value="0.777388747262976" calcext:value-type="float">
            <text:p>0,777388747262976</text:p>
          </table:table-cell>
          <table:table-cell office:value-type="float" office:value="0.0820165460186143" calcext:value-type="float">
            <text:p>0,0820165460186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EULE CENTRE</text:p>
          </table:table-cell>
          <table:table-cell office:value-type="string" calcext:value-type="string">
            <text:p>595120502.0</text:p>
          </table:table-cell>
          <table:table-cell office:value-type="float" office:value="8.60714285714286" calcext:value-type="float">
            <text:p>8,60714285714286</text:p>
          </table:table-cell>
          <table:table-cell office:value-type="float" office:value="5.20089285714286" calcext:value-type="float">
            <text:p>5,20089285714286</text:p>
          </table:table-cell>
          <table:table-cell office:value-type="float" office:value="3.88392857142857" calcext:value-type="float">
            <text:p>3,88392857142857</text:p>
          </table:table-cell>
          <table:table-cell office:value-type="float" office:value="0.241071428571429" calcext:value-type="float">
            <text:p>0,241071428571429</text:p>
          </table:table-cell>
          <table:table-cell office:value-type="float" office:value="3.64285714285714" calcext:value-type="float">
            <text:p>3,64285714285714</text:p>
          </table:table-cell>
          <table:table-cell office:value-type="float" office:value="1.15178571428571" calcext:value-type="float">
            <text:p>1,15178571428571</text:p>
          </table:table-cell>
          <table:table-cell office:value-type="float" office:value="0.151785714285714" calcext:value-type="float">
            <text:p>0,151785714285714</text:p>
          </table:table-cell>
          <table:table-cell office:value-type="float" office:value="224" calcext:value-type="float">
            <text:p>224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G2</text:p>
          </table:table-cell>
          <table:table-cell office:value-type="float" office:value="0.769182389937107" calcext:value-type="float">
            <text:p>0,769182389937107</text:p>
          </table:table-cell>
          <table:table-cell office:value-type="float" office:value="2695" calcext:value-type="float">
            <text:p>2695</text:p>
          </table:table-cell>
          <table:table-cell office:value-type="float" office:value="1.08327956249934" calcext:value-type="float">
            <text:p>1,08327956249934</text:p>
          </table:table-cell>
          <table:table-cell office:value-type="float" office:value="0.0856103896103896" calcext:value-type="float">
            <text:p>0,08561038961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EULE SUD</text:p>
          </table:table-cell>
          <table:table-cell office:value-type="string" calcext:value-type="string">
            <text:p>595120503.0</text:p>
          </table:table-cell>
          <table:table-cell office:value-type="float" office:value="8.25892857142857" calcext:value-type="float">
            <text:p>8,25892857142857</text:p>
          </table:table-cell>
          <table:table-cell office:value-type="float" office:value="2.88839285714286" calcext:value-type="float">
            <text:p>2,88839285714286</text:p>
          </table:table-cell>
          <table:table-cell office:value-type="float" office:value="5.53571428571429" calcext:value-type="float">
            <text:p>5,53571428571429</text:p>
          </table:table-cell>
          <table:table-cell office:value-type="float" office:value="0.0625" calcext:value-type="float">
            <text:p>0,0625</text:p>
          </table:table-cell>
          <table:table-cell office:value-type="float" office:value="5.47321428571429" calcext:value-type="float">
            <text:p>5,47321428571429</text:p>
          </table:table-cell>
          <table:table-cell office:value-type="float" office:value="0.191964285714286" calcext:value-type="float">
            <text:p>0,191964285714286</text:p>
          </table:table-cell>
          <table:table-cell office:value-type="float" office:value="0.294642857142857" calcext:value-type="float">
            <text:p>0,294642857142857</text:p>
          </table:table-cell>
          <table:table-cell office:value-type="float" office:value="224" calcext:value-type="float">
            <text:p>224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G5</text:p>
          </table:table-cell>
          <table:table-cell office:value-type="float" office:value="1.23878406708595" calcext:value-type="float">
            <text:p>1,23878406708595</text:p>
          </table:table-cell>
          <table:table-cell office:value-type="float" office:value="2011" calcext:value-type="float">
            <text:p>2011</text:p>
          </table:table-cell>
          <table:table-cell office:value-type="float" office:value="0.808339591905815" calcext:value-type="float">
            <text:p>0,808339591905815</text:p>
          </table:table-cell>
          <table:table-cell office:value-type="float" office:value="0.114728990551964" calcext:value-type="float">
            <text:p>0,1147289905519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CHON</text:p>
          </table:table-cell>
          <table:table-cell office:value-type="string" calcext:value-type="string">
            <text:p>595120504.0</text:p>
          </table:table-cell>
          <table:table-cell office:value-type="float" office:value="7.21282051282051" calcext:value-type="float">
            <text:p>7,21282051282051</text:p>
          </table:table-cell>
          <table:table-cell office:value-type="float" office:value="3.53846153846154" calcext:value-type="float">
            <text:p>3,53846153846154</text:p>
          </table:table-cell>
          <table:table-cell office:value-type="float" office:value="4.18461538461539" calcext:value-type="float">
            <text:p>4,18461538461539</text:p>
          </table:table-cell>
          <table:table-cell office:value-type="float" office:value="0.0102564102564103" calcext:value-type="float">
            <text:p>0,01025641025641</text:p>
          </table:table-cell>
          <table:table-cell office:value-type="float" office:value="4.17435897435897" calcext:value-type="float">
            <text:p>4,17435897435897</text:p>
          </table:table-cell>
          <table:table-cell office:value-type="float" office:value="0.197435897435897" calcext:value-type="float">
            <text:p>0,197435897435897</text:p>
          </table:table-cell>
          <table:table-cell office:value-type="float" office:value="0.397435897435897" calcext:value-type="float">
            <text:p>0,397435897435897</text:p>
          </table:table-cell>
          <table:table-cell office:value-type="float" office:value="390" calcext:value-type="float">
            <text:p>390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G4</text:p>
          </table:table-cell>
          <table:table-cell office:value-type="float" office:value="0.94769392033543" calcext:value-type="float">
            <text:p>0,94769392033543</text:p>
          </table:table-cell>
          <table:table-cell office:value-type="float" office:value="2684" calcext:value-type="float">
            <text:p>2684</text:p>
          </table:table-cell>
          <table:table-cell office:value-type="float" office:value="1.07885801326465" calcext:value-type="float">
            <text:p>1,07885801326465</text:p>
          </table:table-cell>
          <table:table-cell office:value-type="float" office:value="0.149664679582712" calcext:value-type="float">
            <text:p>0,1496646795827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PERANCE CENTRE</text:p>
          </table:table-cell>
          <table:table-cell office:value-type="string" calcext:value-type="string">
            <text:p>595120601.0</text:p>
          </table:table-cell>
          <table:table-cell office:value-type="float" office:value="9.5995145631068" calcext:value-type="float">
            <text:p>9,5995145631068</text:p>
          </table:table-cell>
          <table:table-cell office:value-type="float" office:value="4.93932038834952" calcext:value-type="float">
            <text:p>4,93932038834952</text:p>
          </table:table-cell>
          <table:table-cell office:value-type="float" office:value="4.71601941747573" calcext:value-type="float">
            <text:p>4,71601941747573</text:p>
          </table:table-cell>
          <table:table-cell office:value-type="float" office:value="0.0533980582524272" calcext:value-type="float">
            <text:p>0,053398058252427</text:p>
          </table:table-cell>
          <table:table-cell office:value-type="float" office:value="4.6626213592233" calcext:value-type="float">
            <text:p>4,6626213592233</text:p>
          </table:table-cell>
          <table:table-cell office:value-type="float" office:value="0.33252427184466" calcext:value-type="float">
            <text:p>0,33252427184466</text:p>
          </table:table-cell>
          <table:table-cell office:value-type="float" office:value="0.519417475728155" calcext:value-type="float">
            <text:p>0,519417475728155</text:p>
          </table:table-cell>
          <table:table-cell office:value-type="float" office:value="412" calcext:value-type="float">
            <text:p>412</text:p>
          </table:table-cell>
          <table:table-cell office:value-type="float" office:value="10640" calcext:value-type="float">
            <text:p>10640</text:p>
          </table:table-cell>
          <table:table-cell office:value-type="string" calcext:value-type="string">
            <text:p>G5</text:p>
          </table:table-cell>
          <table:table-cell office:value-type="float" office:value="1.11530398322851" calcext:value-type="float">
            <text:p>1,11530398322851</text:p>
          </table:table-cell>
          <table:table-cell office:value-type="float" office:value="2028" calcext:value-type="float">
            <text:p>2028</text:p>
          </table:table-cell>
          <table:table-cell office:value-type="float" office:value="0.815172895268519" calcext:value-type="float">
            <text:p>0,815172895268519</text:p>
          </table:table-cell>
          <table:table-cell office:value-type="float" office:value="0.209250493096647" calcext:value-type="float">
            <text:p>0,2092504930966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TIONS UNIES</text:p>
          </table:table-cell>
          <table:table-cell office:value-type="string" calcext:value-type="string">
            <text:p>595120602.0</text:p>
          </table:table-cell>
          <table:table-cell office:value-type="float" office:value="10.3990384615385" calcext:value-type="float">
            <text:p>10,3990384615385</text:p>
          </table:table-cell>
          <table:table-cell office:value-type="float" office:value="6.26442307692308" calcext:value-type="float">
            <text:p>6,26442307692308</text:p>
          </table:table-cell>
          <table:table-cell office:value-type="float" office:value="4.17067307692308" calcext:value-type="float">
            <text:p>4,17067307692308</text:p>
          </table:table-cell>
          <table:table-cell office:value-type="float" office:value="0.0192307692307692" calcext:value-type="float">
            <text:p>0,019230769230769</text:p>
          </table:table-cell>
          <table:table-cell office:value-type="float" office:value="4.15144230769231" calcext:value-type="float">
            <text:p>4,15144230769231</text:p>
          </table:table-cell>
          <table:table-cell office:value-type="float" office:value="0.163461538461538" calcext:value-type="float">
            <text:p>0,163461538461538</text:p>
          </table:table-cell>
          <table:table-cell office:value-type="float" office:value="0.992788461538462" calcext:value-type="float">
            <text:p>0,992788461538462</text:p>
          </table:table-cell>
          <table:table-cell office:value-type="float" office:value="416" calcext:value-type="float">
            <text:p>416</text:p>
          </table:table-cell>
          <table:table-cell office:value-type="float" office:value="9469" calcext:value-type="float">
            <text:p>9469</text:p>
          </table:table-cell>
          <table:table-cell office:value-type="string" calcext:value-type="string">
            <text:p>G4</text:p>
          </table:table-cell>
          <table:table-cell office:value-type="float" office:value="0.992557651991614" calcext:value-type="float">
            <text:p>0,992557651991614</text:p>
          </table:table-cell>
          <table:table-cell office:value-type="float" office:value="2645" calcext:value-type="float">
            <text:p>2645</text:p>
          </table:table-cell>
          <table:table-cell office:value-type="float" office:value="1.06318161143256" calcext:value-type="float">
            <text:p>1,06318161143256</text:p>
          </table:table-cell>
          <table:table-cell office:value-type="float" office:value="0.161996219281664" calcext:value-type="float">
            <text:p>0,161996219281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SEELE</text:p>
          </table:table-cell>
          <table:table-cell office:value-type="string" calcext:value-type="string">
            <text:p>595120603.0</text:p>
          </table:table-cell>
          <table:table-cell office:value-type="float" office:value="7.37134502923977" calcext:value-type="float">
            <text:p>7,37134502923977</text:p>
          </table:table-cell>
          <table:table-cell office:value-type="float" office:value="3.39181286549708" calcext:value-type="float">
            <text:p>3,39181286549708</text:p>
          </table:table-cell>
          <table:table-cell office:value-type="float" office:value="4.12280701754386" calcext:value-type="float">
            <text:p>4,12280701754386</text:p>
          </table:table-cell>
          <table:table-cell office:value-type="float" office:value="0.00584795321637427" calcext:value-type="float">
            <text:p>0,005847953216374</text:p>
          </table:table-cell>
          <table:table-cell office:value-type="float" office:value="4.11695906432749" calcext:value-type="float">
            <text:p>4,11695906432749</text:p>
          </table:table-cell>
          <table:table-cell office:value-type="float" office:value="0.230994152046784" calcext:value-type="float">
            <text:p>0,230994152046784</text:p>
          </table:table-cell>
          <table:table-cell office:value-type="float" office:value="0.426900584795322" calcext:value-type="float">
            <text:p>0,426900584795322</text:p>
          </table:table-cell>
          <table:table-cell office:value-type="float" office:value="342" calcext:value-type="float">
            <text:p>342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G4</text:p>
          </table:table-cell>
          <table:table-cell office:value-type="float" office:value="1.00461215932914" calcext:value-type="float">
            <text:p>1,00461215932914</text:p>
          </table:table-cell>
          <table:table-cell office:value-type="float" office:value="3324" calcext:value-type="float">
            <text:p>3324</text:p>
          </table:table-cell>
          <table:table-cell office:value-type="float" office:value="1.33611178691941" calcext:value-type="float">
            <text:p>1,33611178691941</text:p>
          </table:table-cell>
          <table:table-cell office:value-type="float" office:value="0.105974729241877" calcext:value-type="float">
            <text:p>0,1059747292418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BIEUX-VAUBAN</text:p>
          </table:table-cell>
          <table:table-cell office:value-type="string" calcext:value-type="string">
            <text:p>595120701.0</text:p>
          </table:table-cell>
          <table:table-cell office:value-type="float" office:value="10.1057692307692" calcext:value-type="float">
            <text:p>10,1057692307692</text:p>
          </table:table-cell>
          <table:table-cell office:value-type="float" office:value="1.56490384615385" calcext:value-type="float">
            <text:p>1,56490384615385</text:p>
          </table:table-cell>
          <table:table-cell office:value-type="float" office:value="8.20192307692308" calcext:value-type="float">
            <text:p>8,20192307692308</text:p>
          </table:table-cell>
          <table:table-cell office:value-type="float" office:value="0.0913461538461538" calcext:value-type="float">
            <text:p>0,091346153846154</text:p>
          </table:table-cell>
          <table:table-cell office:value-type="float" office:value="8.11057692307692" calcext:value-type="float">
            <text:p>8,11057692307692</text:p>
          </table:table-cell>
          <table:table-cell office:value-type="float" office:value="0.663461538461538" calcext:value-type="float">
            <text:p>0,663461538461538</text:p>
          </table:table-cell>
          <table:table-cell office:value-type="float" office:value="0.71875" calcext:value-type="float">
            <text:p>0,71875</text:p>
          </table:table-cell>
          <table:table-cell office:value-type="float" office:value="416" calcext:value-type="float">
            <text:p>416</text:p>
          </table:table-cell>
          <table:table-cell office:value-type="float" office:value="24340" calcext:value-type="float">
            <text:p>24340</text:p>
          </table:table-cell>
          <table:table-cell office:value-type="string" calcext:value-type="string">
            <text:p>G6</text:p>
          </table:table-cell>
          <table:table-cell office:value-type="float" office:value="2.55136268343815" calcext:value-type="float">
            <text:p>2,55136268343815</text:p>
          </table:table-cell>
          <table:table-cell office:value-type="float" office:value="3722" calcext:value-type="float">
            <text:p>3722</text:p>
          </table:table-cell>
          <table:table-cell office:value-type="float" office:value="1.49609147741096" calcext:value-type="float">
            <text:p>1,49609147741096</text:p>
          </table:table-cell>
          <table:table-cell office:value-type="float" office:value="0.115120902740462" calcext:value-type="float">
            <text:p>0,115120902740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BIEUX SUD</text:p>
          </table:table-cell>
          <table:table-cell office:value-type="string" calcext:value-type="string">
            <text:p>595120702.0</text:p>
          </table:table-cell>
          <table:table-cell office:value-type="float" office:value="7.86283185840708" calcext:value-type="float">
            <text:p>7,86283185840708</text:p>
          </table:table-cell>
          <table:table-cell office:value-type="float" office:value="1.93805309734513" calcext:value-type="float">
            <text:p>1,93805309734513</text:p>
          </table:table-cell>
          <table:table-cell office:value-type="float" office:value="5.94690265486726" calcext:value-type="float">
            <text:p>5,94690265486726</text:p>
          </table:table-cell>
          <table:table-cell office:value-type="float" office:value="0.628318584070796" calcext:value-type="float">
            <text:p>0,628318584070796</text:p>
          </table:table-cell>
          <table:table-cell office:value-type="float" office:value="5.31858407079646" calcext:value-type="float">
            <text:p>5,31858407079646</text:p>
          </table:table-cell>
          <table:table-cell office:value-type="float" office:value="0.0221238938053097" calcext:value-type="float">
            <text:p>0,02212389380531</text:p>
          </table:table-cell>
          <table:table-cell office:value-type="float" office:value="0.0663716814159292" calcext:value-type="float">
            <text:p>0,066371681415929</text:p>
          </table:table-cell>
          <table:table-cell office:value-type="float" office:value="226" calcext:value-type="float">
            <text:p>226</text:p>
          </table:table-cell>
          <table:table-cell office:value-type="float" office:value="27475" calcext:value-type="float">
            <text:p>27475</text:p>
          </table:table-cell>
          <table:table-cell office:value-type="string" calcext:value-type="string">
            <text:p>G6</text:p>
          </table:table-cell>
          <table:table-cell office:value-type="float" office:value="2.87997903563941" calcext:value-type="float">
            <text:p>2,87997903563941</text:p>
          </table:table-cell>
          <table:table-cell office:value-type="float" office:value="2088" calcext:value-type="float">
            <text:p>2088</text:p>
          </table:table-cell>
          <table:table-cell office:value-type="float" office:value="0.839290436548653" calcext:value-type="float">
            <text:p>0,839290436548653</text:p>
          </table:table-cell>
          <table:table-cell office:value-type="float" office:value="0.111484674329502" calcext:value-type="float">
            <text:p>0,1114846743295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OUART VAILLANT</text:p>
          </table:table-cell>
          <table:table-cell office:value-type="string" calcext:value-type="string">
            <text:p>595120703.0</text:p>
          </table:table-cell>
          <table:table-cell office:value-type="float" office:value="6.05714285714286" calcext:value-type="float">
            <text:p>6,05714285714286</text:p>
          </table:table-cell>
          <table:table-cell office:value-type="float" office:value="1.21428571428571" calcext:value-type="float">
            <text:p>1,21428571428571</text:p>
          </table:table-cell>
          <table:table-cell office:value-type="float" office:value="4.94571428571429" calcext:value-type="float">
            <text:p>4,94571428571429</text:p>
          </table:table-cell>
          <table:table-cell office:value-type="float" office:value="0.677142857142857" calcext:value-type="float">
            <text:p>0,677142857142857</text:p>
          </table:table-cell>
          <table:table-cell office:value-type="float" office:value="4.26857142857143" calcext:value-type="float">
            <text:p>4,26857142857143</text:p>
          </table:table-cell>
          <table:table-cell office:value-type="float" office:value="0.2" calcext:value-type="float">
            <text:p>0,2</text:p>
          </table:table-cell>
          <table:table-cell office:value-type="float" office:value="0.0714285714285714" calcext:value-type="float">
            <text:p>0,071428571428572</text:p>
          </table:table-cell>
          <table:table-cell office:value-type="float" office:value="350" calcext:value-type="float">
            <text:p>350</text:p>
          </table:table-cell>
          <table:table-cell office:value-type="float" office:value="16318" calcext:value-type="float">
            <text:p>16318</text:p>
          </table:table-cell>
          <table:table-cell office:value-type="string" calcext:value-type="string">
            <text:p>G6</text:p>
          </table:table-cell>
          <table:table-cell office:value-type="float" office:value="1.7104821802935" calcext:value-type="float">
            <text:p>1,7104821802935</text:p>
          </table:table-cell>
          <table:table-cell office:value-type="float" office:value="2979" calcext:value-type="float">
            <text:p>2979</text:p>
          </table:table-cell>
          <table:table-cell office:value-type="float" office:value="1.19743592455864" calcext:value-type="float">
            <text:p>1,19743592455864</text:p>
          </table:table-cell>
          <table:table-cell office:value-type="float" office:value="0.121013763007721" calcext:value-type="float">
            <text:p>0,1210137630077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LIN NORD</text:p>
          </table:table-cell>
          <table:table-cell office:value-type="string" calcext:value-type="string">
            <text:p>595120801.0</text:p>
          </table:table-cell>
          <table:table-cell office:value-type="float" office:value="8.96703296703297" calcext:value-type="float">
            <text:p>8,96703296703297</text:p>
          </table:table-cell>
          <table:table-cell office:value-type="float" office:value="4.83516483516484" calcext:value-type="float">
            <text:p>4,83516483516484</text:p>
          </table:table-cell>
          <table:table-cell office:value-type="float" office:value="3.34798534798535" calcext:value-type="float">
            <text:p>3,34798534798535</text:p>
          </table:table-cell>
          <table:table-cell office:value-type="float" office:value="0.054945054945055" calcext:value-type="float">
            <text:p>0,054945054945055</text:p>
          </table:table-cell>
          <table:table-cell office:value-type="float" office:value="3.29304029304029" calcext:value-type="float">
            <text:p>3,29304029304029</text:p>
          </table:table-cell>
          <table:table-cell office:value-type="float" office:value="0.794871794871795" calcext:value-type="float">
            <text:p>0,794871794871795</text:p>
          </table:table-cell>
          <table:table-cell office:value-type="float" office:value="1.01465201465201" calcext:value-type="float">
            <text:p>1,01465201465201</text:p>
          </table:table-cell>
          <table:table-cell office:value-type="float" office:value="273" calcext:value-type="float">
            <text:p>273</text:p>
          </table:table-cell>
          <table:table-cell office:value-type="float" office:value="8381" calcext:value-type="float">
            <text:p>8381</text:p>
          </table:table-cell>
          <table:table-cell office:value-type="string" calcext:value-type="string">
            <text:p>G3</text:p>
          </table:table-cell>
          <table:table-cell office:value-type="float" office:value="0.878511530398323" calcext:value-type="float">
            <text:p>0,878511530398323</text:p>
          </table:table-cell>
          <table:table-cell office:value-type="float" office:value="2549" calcext:value-type="float">
            <text:p>2549</text:p>
          </table:table-cell>
          <table:table-cell office:value-type="float" office:value="1.02459354538435" calcext:value-type="float">
            <text:p>1,02459354538435</text:p>
          </table:table-cell>
          <table:table-cell office:value-type="float" office:value="0.110313848568066" calcext:value-type="float">
            <text:p>0,1103138485680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ULIN SUD</text:p>
          </table:table-cell>
          <table:table-cell office:value-type="string" calcext:value-type="string">
            <text:p>595120802.0</text:p>
          </table:table-cell>
          <table:table-cell office:value-type="float" office:value="6.00401606425703" calcext:value-type="float">
            <text:p>6,00401606425703</text:p>
          </table:table-cell>
          <table:table-cell office:value-type="float" office:value="2.36144578313253" calcext:value-type="float">
            <text:p>2,36144578313253</text:p>
          </table:table-cell>
          <table:table-cell office:value-type="float" office:value="3.38152610441767" calcext:value-type="float">
            <text:p>3,38152610441767</text:p>
          </table:table-cell>
          <table:table-cell office:value-type="float" office:value="0.337349397590361" calcext:value-type="float">
            <text:p>0,337349397590361</text:p>
          </table:table-cell>
          <table:table-cell office:value-type="float" office:value="3.04417670682731" calcext:value-type="float">
            <text:p>3,0441767068273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34538152610442" calcext:value-type="float">
            <text:p>0,634538152610442</text:p>
          </table:table-cell>
          <table:table-cell office:value-type="float" office:value="249" calcext:value-type="float">
            <text:p>249</text:p>
          </table:table-cell>
          <table:table-cell office:value-type="float" office:value="9423" calcext:value-type="float">
            <text:p>9423</text:p>
          </table:table-cell>
          <table:table-cell office:value-type="string" calcext:value-type="string">
            <text:p>G4</text:p>
          </table:table-cell>
          <table:table-cell office:value-type="float" office:value="0.987735849056604" calcext:value-type="float">
            <text:p>0,987735849056604</text:p>
          </table:table-cell>
          <table:table-cell office:value-type="float" office:value="2385" calcext:value-type="float">
            <text:p>2385</text:p>
          </table:table-cell>
          <table:table-cell office:value-type="float" office:value="0.958672265885315" calcext:value-type="float">
            <text:p>0,958672265885315</text:p>
          </table:table-cell>
          <table:table-cell office:value-type="float" office:value="0.107534591194969" calcext:value-type="float">
            <text:p>0,1075345911949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TENNERIE</text:p>
          </table:table-cell>
          <table:table-cell office:value-type="string" calcext:value-type="string">
            <text:p>595120803.0</text:p>
          </table:table-cell>
          <table:table-cell office:value-type="float" office:value="6.72647058823529" calcext:value-type="float">
            <text:p>6,72647058823529</text:p>
          </table:table-cell>
          <table:table-cell office:value-type="float" office:value="1.29117647058824" calcext:value-type="float">
            <text:p>1,29117647058824</text:p>
          </table:table-cell>
          <table:table-cell office:value-type="float" office:value="5.38823529411765" calcext:value-type="float">
            <text:p>5,38823529411765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4.48235294117647" calcext:value-type="float">
            <text:p>4,48235294117647</text:p>
          </table:table-cell>
          <table:table-cell office:value-type="float" office:value="0.144117647058824" calcext:value-type="float">
            <text:p>0,144117647058824</text:p>
          </table:table-cell>
          <table:table-cell office:value-type="float" office:value="0.208823529411765" calcext:value-type="float">
            <text:p>0,208823529411765</text:p>
          </table:table-cell>
          <table:table-cell office:value-type="float" office:value="340" calcext:value-type="float">
            <text:p>340</text:p>
          </table:table-cell>
          <table:table-cell office:value-type="float" office:value="14598" calcext:value-type="float">
            <text:p>14598</text:p>
          </table:table-cell>
          <table:table-cell office:value-type="string" calcext:value-type="string">
            <text:p>G6</text:p>
          </table:table-cell>
          <table:table-cell office:value-type="float" office:value="1.53018867924528" calcext:value-type="float">
            <text:p>1,53018867924528</text:p>
          </table:table-cell>
          <table:table-cell office:value-type="float" office:value="2957" calcext:value-type="float">
            <text:p>2957</text:p>
          </table:table-cell>
          <table:table-cell office:value-type="float" office:value="1.18859282608926" calcext:value-type="float">
            <text:p>1,18859282608926</text:p>
          </table:table-cell>
          <table:table-cell office:value-type="float" office:value="0.118430842069665" calcext:value-type="float">
            <text:p>0,1184308420696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INTE-ELISABETH CENTRE</text:p>
          </table:table-cell>
          <table:table-cell office:value-type="string" calcext:value-type="string">
            <text:p>595120901.0</text:p>
          </table:table-cell>
          <table:table-cell office:value-type="float" office:value="6.1255230125523" calcext:value-type="float">
            <text:p>6,1255230125523</text:p>
          </table:table-cell>
          <table:table-cell office:value-type="float" office:value="2.89539748953975" calcext:value-type="float">
            <text:p>2,89539748953975</text:p>
          </table:table-cell>
          <table:table-cell office:value-type="float" office:value="3.36820083682008" calcext:value-type="float">
            <text:p>3,36820083682008</text:p>
          </table:table-cell>
          <table:table-cell office:value-type="float" office:value="0.125523012552301" calcext:value-type="float">
            <text:p>0,125523012552301</text:p>
          </table:table-cell>
          <table:table-cell office:value-type="float" office:value="3.24267782426778" calcext:value-type="float">
            <text:p>3,24267782426778</text:p>
          </table:table-cell>
          <table:table-cell office:value-type="float" office:value="0.422594142259414" calcext:value-type="float">
            <text:p>0,422594142259414</text:p>
          </table:table-cell>
          <table:table-cell office:value-type="float" office:value="0.401673640167364" calcext:value-type="float">
            <text:p>0,401673640167364</text:p>
          </table:table-cell>
          <table:table-cell office:value-type="float" office:value="239" calcext:value-type="float">
            <text:p>239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G3</text:p>
          </table:table-cell>
          <table:table-cell office:value-type="float" office:value="0.830188679245283" calcext:value-type="float">
            <text:p>0,830188679245283</text:p>
          </table:table-cell>
          <table:table-cell office:value-type="float" office:value="2477" calcext:value-type="float">
            <text:p>2477</text:p>
          </table:table-cell>
          <table:table-cell office:value-type="float" office:value="0.995652495848186" calcext:value-type="float">
            <text:p>0,995652495848186</text:p>
          </table:table-cell>
          <table:table-cell office:value-type="float" office:value="0.0993823173193379" calcext:value-type="float">
            <text:p>0,0993823173193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INTE-ELISABETH SUD</text:p>
          </table:table-cell>
          <table:table-cell office:value-type="string" calcext:value-type="string">
            <text:p>595120902.0</text:p>
          </table:table-cell>
          <table:table-cell office:value-type="float" office:value="7.42364532019704" calcext:value-type="float">
            <text:p>7,42364532019704</text:p>
          </table:table-cell>
          <table:table-cell office:value-type="float" office:value="2.7487684729064" calcext:value-type="float">
            <text:p>2,7487684729064</text:p>
          </table:table-cell>
          <table:table-cell office:value-type="float" office:value="4.45812807881773" calcext:value-type="float">
            <text:p>4,45812807881773</text:p>
          </table:table-cell>
          <table:table-cell office:value-type="float" office:value="0.561576354679803" calcext:value-type="float">
            <text:p>0,561576354679803</text:p>
          </table:table-cell>
          <table:table-cell office:value-type="float" office:value="3.89655172413793" calcext:value-type="float">
            <text:p>3,89655172413793</text:p>
          </table:table-cell>
          <table:table-cell office:value-type="float" office:value="0.369458128078818" calcext:value-type="float">
            <text:p>0,369458128078818</text:p>
          </table:table-cell>
          <table:table-cell office:value-type="float" office:value="0.522167487684729" calcext:value-type="float">
            <text:p>0,522167487684729</text:p>
          </table:table-cell>
          <table:table-cell office:value-type="float" office:value="203" calcext:value-type="float">
            <text:p>203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G3</text:p>
          </table:table-cell>
          <table:table-cell office:value-type="float" office:value="0.832389937106918" calcext:value-type="float">
            <text:p>0,832389937106918</text:p>
          </table:table-cell>
          <table:table-cell office:value-type="float" office:value="1903" calcext:value-type="float">
            <text:p>1903</text:p>
          </table:table-cell>
          <table:table-cell office:value-type="float" office:value="0.764928017601574" calcext:value-type="float">
            <text:p>0,764928017601574</text:p>
          </table:table-cell>
          <table:table-cell office:value-type="float" office:value="0.109873883342091" calcext:value-type="float">
            <text:p>0,109873883342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INTE-ELISABETH NORD</text:p>
          </table:table-cell>
          <table:table-cell office:value-type="string" calcext:value-type="string">
            <text:p>595120903.0</text:p>
          </table:table-cell>
          <table:table-cell office:value-type="float" office:value="7.69010416666667" calcext:value-type="float">
            <text:p>7,69010416666667</text:p>
          </table:table-cell>
          <table:table-cell office:value-type="float" office:value="3.484375" calcext:value-type="float">
            <text:p>3,484375</text:p>
          </table:table-cell>
          <table:table-cell office:value-type="float" office:value="4.328125" calcext:value-type="float">
            <text:p>4,328125</text:p>
          </table:table-cell>
          <table:table-cell office:value-type="float" office:value="0.388020833333333" calcext:value-type="float">
            <text:p>0,388020833333333</text:p>
          </table:table-cell>
          <table:table-cell office:value-type="float" office:value="3.94010416666667" calcext:value-type="float">
            <text:p>3,94010416666667</text:p>
          </table:table-cell>
          <table:table-cell office:value-type="float" office:value="0.450520833333333" calcext:value-type="float">
            <text:p>0,450520833333333</text:p>
          </table:table-cell>
          <table:table-cell office:value-type="float" office:value="0.442708333333333" calcext:value-type="float">
            <text:p>0,442708333333333</text:p>
          </table:table-cell>
          <table:table-cell office:value-type="float" office:value="384" calcext:value-type="float">
            <text:p>384</text:p>
          </table:table-cell>
          <table:table-cell office:value-type="float" office:value="8677" calcext:value-type="float">
            <text:p>8677</text:p>
          </table:table-cell>
          <table:table-cell office:value-type="string" calcext:value-type="string">
            <text:p>G3</text:p>
          </table:table-cell>
          <table:table-cell office:value-type="float" office:value="0.909538784067086" calcext:value-type="float">
            <text:p>0,909538784067086</text:p>
          </table:table-cell>
          <table:table-cell office:value-type="float" office:value="2818" calcext:value-type="float">
            <text:p>2818</text:p>
          </table:table-cell>
          <table:table-cell office:value-type="float" office:value="1.13272052212361" calcext:value-type="float">
            <text:p>1,13272052212361</text:p>
          </table:table-cell>
          <table:table-cell office:value-type="float" office:value="0.140354861603974" calcext:value-type="float">
            <text:p>0,1403548616039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LE EST</text:p>
          </table:table-cell>
          <table:table-cell office:value-type="string" calcext:value-type="string">
            <text:p>595121001.0</text:p>
          </table:table-cell>
          <table:table-cell office:value-type="float" office:value="5.46666666666667" calcext:value-type="float">
            <text:p>5,46666666666667</text:p>
          </table:table-cell>
          <table:table-cell office:value-type="float" office:value="2.52820512820513" calcext:value-type="float">
            <text:p>2,52820512820513</text:p>
          </table:table-cell>
          <table:table-cell office:value-type="float" office:value="2.97435897435897" calcext:value-type="float">
            <text:p>2,97435897435897</text:p>
          </table:table-cell>
          <table:table-cell office:value-type="float" office:value="0.794871794871795" calcext:value-type="float">
            <text:p>0,794871794871795</text:p>
          </table:table-cell>
          <table:table-cell office:value-type="float" office:value="2.17948717948718" calcext:value-type="float">
            <text:p>2,17948717948718</text:p>
          </table:table-cell>
          <table:table-cell office:value-type="float" office:value="0.22051282051282" calcext:value-type="float">
            <text:p>0,22051282051282</text:p>
          </table:table-cell>
          <table:table-cell office:value-type="float" office:value="0.312820512820513" calcext:value-type="float">
            <text:p>0,312820512820513</text:p>
          </table:table-cell>
          <table:table-cell office:value-type="float" office:value="195" calcext:value-type="float">
            <text:p>195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G2</text:p>
          </table:table-cell>
          <table:table-cell office:value-type="float" office:value="0.762788259958071" calcext:value-type="float">
            <text:p>0,762788259958071</text:p>
          </table:table-cell>
          <table:table-cell office:value-type="float" office:value="2207" calcext:value-type="float">
            <text:p>2207</text:p>
          </table:table-cell>
          <table:table-cell office:value-type="float" office:value="0.887123560087585" calcext:value-type="float">
            <text:p>0,887123560087585</text:p>
          </table:table-cell>
          <table:table-cell office:value-type="float" office:value="0.0910058903488899" calcext:value-type="float">
            <text:p>0,09100589034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LE CENTRE</text:p>
          </table:table-cell>
          <table:table-cell office:value-type="string" calcext:value-type="string">
            <text:p>595121002.0</text:p>
          </table:table-cell>
          <table:table-cell office:value-type="float" office:value="4.62886597938144" calcext:value-type="float">
            <text:p>4,62886597938144</text:p>
          </table:table-cell>
          <table:table-cell office:value-type="float" office:value="2.00515463917526" calcext:value-type="float">
            <text:p>2,00515463917526</text:p>
          </table:table-cell>
          <table:table-cell office:value-type="float" office:value="2.68041237113402" calcext:value-type="float">
            <text:p>2,68041237113402</text:p>
          </table:table-cell>
          <table:table-cell office:value-type="float" office:value="0.5" calcext:value-type="float">
            <text:p>0,5</text:p>
          </table:table-cell>
          <table:table-cell office:value-type="float" office:value="2.18041237113402" calcext:value-type="float">
            <text:p>2,18041237113402</text:p>
          </table:table-cell>
          <table:table-cell office:value-type="float" office:value="0.175257731958763" calcext:value-type="float">
            <text:p>0,175257731958763</text:p>
          </table:table-cell>
          <table:table-cell office:value-type="float" office:value="0.278350515463918" calcext:value-type="float">
            <text:p>0,278350515463918</text:p>
          </table:table-cell>
          <table:table-cell office:value-type="float" office:value="194" calcext:value-type="float">
            <text:p>194</text:p>
          </table:table-cell>
          <table:table-cell office:value-type="float" office:value="6419" calcext:value-type="float">
            <text:p>6419</text:p>
          </table:table-cell>
          <table:table-cell office:value-type="string" calcext:value-type="string">
            <text:p>G1</text:p>
          </table:table-cell>
          <table:table-cell office:value-type="float" office:value="0.672851153039832" calcext:value-type="float">
            <text:p>0,672851153039832</text:p>
          </table:table-cell>
          <table:table-cell office:value-type="float" office:value="2616" calcext:value-type="float">
            <text:p>2616</text:p>
          </table:table-cell>
          <table:table-cell office:value-type="float" office:value="1.05152479981383" calcext:value-type="float">
            <text:p>1,05152479981383</text:p>
          </table:table-cell>
          <table:table-cell office:value-type="float" office:value="0.0763837920489297" calcext:value-type="float">
            <text:p>0,076383792048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LE NORD</text:p>
          </table:table-cell>
          <table:table-cell office:value-type="string" calcext:value-type="string">
            <text:p>595121003.0</text:p>
          </table:table-cell>
          <table:table-cell office:value-type="float" office:value="8.21317829457364" calcext:value-type="float">
            <text:p>8,21317829457364</text:p>
          </table:table-cell>
          <table:table-cell office:value-type="float" office:value="4.52713178294574" calcext:value-type="float">
            <text:p>4,52713178294574</text:p>
          </table:table-cell>
          <table:table-cell office:value-type="float" office:value="3.35658914728682" calcext:value-type="float">
            <text:p>3,35658914728682</text:p>
          </table:table-cell>
          <table:table-cell office:value-type="float" office:value="0.255813953488372" calcext:value-type="float">
            <text:p>0,255813953488372</text:p>
          </table:table-cell>
          <table:table-cell office:value-type="float" office:value="3.10077519379845" calcext:value-type="float">
            <text:p>3,10077519379845</text:p>
          </table:table-cell>
          <table:table-cell office:value-type="float" office:value="0.0581395348837209" calcext:value-type="float">
            <text:p>0,058139534883721</text:p>
          </table:table-cell>
          <table:table-cell office:value-type="float" office:value="1.08914728682171" calcext:value-type="float">
            <text:p>1,08914728682171</text:p>
          </table:table-cell>
          <table:table-cell office:value-type="float" office:value="258" calcext:value-type="float">
            <text:p>258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G2</text:p>
          </table:table-cell>
          <table:table-cell office:value-type="float" office:value="0.826519916142558" calcext:value-type="float">
            <text:p>0,826519916142558</text:p>
          </table:table-cell>
          <table:table-cell office:value-type="float" office:value="2142" calcext:value-type="float">
            <text:p>2142</text:p>
          </table:table-cell>
          <table:table-cell office:value-type="float" office:value="0.860996223700773" calcext:value-type="float">
            <text:p>0,860996223700773</text:p>
          </table:table-cell>
          <table:table-cell office:value-type="float" office:value="0.12406162464986" calcext:value-type="float">
            <text:p>0,12406162464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OIS PONTS NORD</text:p>
          </table:table-cell>
          <table:table-cell office:value-type="string" calcext:value-type="string">
            <text:p>595121101.0</text:p>
          </table:table-cell>
          <table:table-cell office:value-type="float" office:value="15.2444444444444" calcext:value-type="float">
            <text:p>15,2444444444444</text:p>
          </table:table-cell>
          <table:table-cell office:value-type="float" office:value="12.1333333333333" calcext:value-type="float">
            <text:p>12,1333333333333</text:p>
          </table:table-cell>
          <table:table-cell office:value-type="float" office:value="3.37777777777778" calcext:value-type="float">
            <text:p>3,37777777777778</text:p>
          </table:table-cell>
          <table:table-cell office:value-type="float" office:value="0.0444444444444445" calcext:value-type="float">
            <text:p>0,044444444444445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1.02222222222222" calcext:value-type="float">
            <text:p>1,0222222222222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45" calcext:value-type="float">
            <text:p>45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G1</text:p>
          </table:table-cell>
          <table:table-cell office:value-type="float" office:value="0.487211740041929" calcext:value-type="float">
            <text:p>0,487211740041929</text:p>
          </table:table-cell>
          <table:table-cell office:value-type="float" office:value="1040" calcext:value-type="float">
            <text:p>1040</text:p>
          </table:table-cell>
          <table:table-cell office:value-type="float" office:value="0.418037382188984" calcext:value-type="float">
            <text:p>0,418037382188984</text:p>
          </table:table-cell>
          <table:table-cell office:value-type="float" office:value="0.0445673076923077" calcext:value-type="float">
            <text:p>0,044567307692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OIS PONTS SUD</text:p>
          </table:table-cell>
          <table:table-cell office:value-type="string" calcext:value-type="string">
            <text:p>595121102.0</text:p>
          </table:table-cell>
          <table:table-cell office:value-type="float" office:value="7.97701149425287" calcext:value-type="float">
            <text:p>7,97701149425287</text:p>
          </table:table-cell>
          <table:table-cell office:value-type="float" office:value="4.39080459770115" calcext:value-type="float">
            <text:p>4,39080459770115</text:p>
          </table:table-cell>
          <table:table-cell office:value-type="float" office:value="4.10919540229885" calcext:value-type="float">
            <text:p>4,10919540229885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3.14367816091954" calcext:value-type="float">
            <text:p>3,14367816091954</text:p>
          </table:table-cell>
          <table:table-cell office:value-type="float" office:value="0.574712643678161" calcext:value-type="float">
            <text:p>0,574712643678161</text:p>
          </table:table-cell>
          <table:table-cell office:value-type="float" office:value="0.609195402298851" calcext:value-type="float">
            <text:p>0,609195402298851</text:p>
          </table:table-cell>
          <table:table-cell office:value-type="float" office:value="174" calcext:value-type="float">
            <text:p>174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G1</text:p>
          </table:table-cell>
          <table:table-cell office:value-type="float" office:value="0.666876310272537" calcext:value-type="float">
            <text:p>0,666876310272537</text:p>
          </table:table-cell>
          <table:table-cell office:value-type="float" office:value="2264" calcext:value-type="float">
            <text:p>2264</text:p>
          </table:table-cell>
          <table:table-cell office:value-type="float" office:value="0.910035224303712" calcext:value-type="float">
            <text:p>0,910035224303712</text:p>
          </table:table-cell>
          <table:table-cell office:value-type="float" office:value="0.079160777385159" calcext:value-type="float">
            <text:p>0,079160777385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TEL</text:p>
          </table:table-cell>
          <table:table-cell office:value-type="string" calcext:value-type="string">
            <text:p>595121103.0</text:p>
          </table:table-cell>
          <table:table-cell office:value-type="float" office:value="6.30708661417323" calcext:value-type="float">
            <text:p>6,30708661417323</text:p>
          </table:table-cell>
          <table:table-cell office:value-type="float" office:value="2.75590551181102" calcext:value-type="float">
            <text:p>2,75590551181102</text:p>
          </table:table-cell>
          <table:table-cell office:value-type="float" office:value="3.22834645669291" calcext:value-type="float">
            <text:p>3,22834645669291</text:p>
          </table:table-cell>
          <table:table-cell office:value-type="float" office:value="0.519685039370079" calcext:value-type="float">
            <text:p>0,519685039370079</text:p>
          </table:table-cell>
          <table:table-cell office:value-type="float" office:value="2.70866141732283" calcext:value-type="float">
            <text:p>2,70866141732283</text:p>
          </table:table-cell>
          <table:table-cell office:value-type="float" office:value="0.259842519685039" calcext:value-type="float">
            <text:p>0,259842519685039</text:p>
          </table:table-cell>
          <table:table-cell office:value-type="float" office:value="0.488188976377953" calcext:value-type="float">
            <text:p>0,488188976377953</text:p>
          </table:table-cell>
          <table:table-cell office:value-type="float" office:value="127" calcext:value-type="float">
            <text:p>12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G5</text:p>
          </table:table-cell>
          <table:table-cell office:value-type="float" office:value="1.04696016771488" calcext:value-type="float">
            <text:p>1,04696016771488</text:p>
          </table:table-cell>
          <table:table-cell office:value-type="float" office:value="1796" calcext:value-type="float">
            <text:p>1796</text:p>
          </table:table-cell>
          <table:table-cell office:value-type="float" office:value="0.721918402318669" calcext:value-type="float">
            <text:p>0,721918402318669</text:p>
          </table:table-cell>
          <table:table-cell office:value-type="float" office:value="0.0728340757238307" calcext:value-type="float">
            <text:p>0,0728340757238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NE CHEMIN NEUF</text:p>
          </table:table-cell>
          <table:table-cell office:value-type="string" calcext:value-type="string">
            <text:p>595121201.0</text:p>
          </table:table-cell>
          <table:table-cell office:value-type="float" office:value="6.9209726443769" calcext:value-type="float">
            <text:p>6,9209726443769</text:p>
          </table:table-cell>
          <table:table-cell office:value-type="float" office:value="2.34650455927052" calcext:value-type="float">
            <text:p>2,34650455927052</text:p>
          </table:table-cell>
          <table:table-cell office:value-type="float" office:value="5.1306990881459" calcext:value-type="float">
            <text:p>5,1306990881459</text:p>
          </table:table-cell>
          <table:table-cell office:value-type="float" office:value="0.948328267477204" calcext:value-type="float">
            <text:p>0,948328267477204</text:p>
          </table:table-cell>
          <table:table-cell office:value-type="float" office:value="4.18237082066869" calcext:value-type="float">
            <text:p>4,18237082066869</text:p>
          </table:table-cell>
          <table:table-cell office:value-type="float" office:value="0.060790273556231" calcext:value-type="float">
            <text:p>0,060790273556231</text:p>
          </table:table-cell>
          <table:table-cell office:value-type="float" office:value="0.103343465045593" calcext:value-type="float">
            <text:p>0,103343465045593</text:p>
          </table:table-cell>
          <table:table-cell office:value-type="float" office:value="329" calcext:value-type="float">
            <text:p>329</text:p>
          </table:table-cell>
          <table:table-cell office:value-type="float" office:value="15408" calcext:value-type="float">
            <text:p>15408</text:p>
          </table:table-cell>
          <table:table-cell office:value-type="string" calcext:value-type="string">
            <text:p>G6</text:p>
          </table:table-cell>
          <table:table-cell office:value-type="float" office:value="1.61509433962264" calcext:value-type="float">
            <text:p>1,61509433962264</text:p>
          </table:table-cell>
          <table:table-cell office:value-type="float" office:value="3041" calcext:value-type="float">
            <text:p>3041</text:p>
          </table:table-cell>
          <table:table-cell office:value-type="float" office:value="1.22235738388144" calcext:value-type="float">
            <text:p>1,22235738388144</text:p>
          </table:table-cell>
          <table:table-cell office:value-type="float" office:value="0.111433738901677" calcext:value-type="float">
            <text:p>0,1114337389016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USTICE</text:p>
          </table:table-cell>
          <table:table-cell office:value-type="string" calcext:value-type="string">
            <text:p>595121202.0</text:p>
          </table:table-cell>
          <table:table-cell office:value-type="float" office:value="6.73291925465839" calcext:value-type="float">
            <text:p>6,73291925465839</text:p>
          </table:table-cell>
          <table:table-cell office:value-type="float" office:value="2.72670807453416" calcext:value-type="float">
            <text:p>2,72670807453416</text:p>
          </table:table-cell>
          <table:table-cell office:value-type="float" office:value="4.18012422360248" calcext:value-type="float">
            <text:p>4,18012422360248</text:p>
          </table:table-cell>
          <table:table-cell office:value-type="float" office:value="0.552795031055901" calcext:value-type="float">
            <text:p>0,552795031055901</text:p>
          </table:table-cell>
          <table:table-cell office:value-type="float" office:value="3.62732919254658" calcext:value-type="float">
            <text:p>3,62732919254658</text:p>
          </table:table-cell>
          <table:table-cell office:value-type="float" office:value="0.217391304347826" calcext:value-type="float">
            <text:p>0,217391304347826</text:p>
          </table:table-cell>
          <table:table-cell office:value-type="float" office:value="0.111801242236025" calcext:value-type="float">
            <text:p>0,111801242236025</text:p>
          </table:table-cell>
          <table:table-cell office:value-type="float" office:value="161" calcext:value-type="float">
            <text:p>161</text:p>
          </table:table-cell>
          <table:table-cell office:value-type="float" office:value="15934" calcext:value-type="float">
            <text:p>15934</text:p>
          </table:table-cell>
          <table:table-cell office:value-type="string" calcext:value-type="string">
            <text:p>G6</text:p>
          </table:table-cell>
          <table:table-cell office:value-type="float" office:value="1.67023060796646" calcext:value-type="float">
            <text:p>1,67023060796646</text:p>
          </table:table-cell>
          <table:table-cell office:value-type="float" office:value="2109" calcext:value-type="float">
            <text:p>2109</text:p>
          </table:table-cell>
          <table:table-cell office:value-type="float" office:value="0.8477315759967" calcext:value-type="float">
            <text:p>0,8477315759967</text:p>
          </table:table-cell>
          <table:table-cell office:value-type="float" office:value="0.0786296823138929" calcext:value-type="float">
            <text:p>0,0786296823138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TERNITE</text:p>
          </table:table-cell>
          <table:table-cell office:value-type="string" calcext:value-type="string">
            <text:p>595121203.0</text:p>
          </table:table-cell>
          <table:table-cell office:value-type="float" office:value="6.29059829059829" calcext:value-type="float">
            <text:p>6,29059829059829</text:p>
          </table:table-cell>
          <table:table-cell office:value-type="float" office:value="1.69230769230769" calcext:value-type="float">
            <text:p>1,69230769230769</text:p>
          </table:table-cell>
          <table:table-cell office:value-type="float" office:value="4.6025641025641" calcext:value-type="float">
            <text:p>4,6025641025641</text:p>
          </table:table-cell>
          <table:table-cell office:value-type="float" office:value="0.337606837606838" calcext:value-type="float">
            <text:p>0,337606837606838</text:p>
          </table:table-cell>
          <table:table-cell office:value-type="float" office:value="4.26495726495727" calcext:value-type="float">
            <text:p>4,26495726495727</text:p>
          </table:table-cell>
          <table:table-cell office:value-type="float" office:value="0.153846153846154" calcext:value-type="float">
            <text:p>0,153846153846154</text:p>
          </table:table-cell>
          <table:table-cell office:value-type="float" office:value="0.273504273504274" calcext:value-type="float">
            <text:p>0,273504273504274</text:p>
          </table:table-cell>
          <table:table-cell office:value-type="float" office:value="234" calcext:value-type="float">
            <text:p>234</text:p>
          </table:table-cell>
          <table:table-cell office:value-type="float" office:value="12881" calcext:value-type="float">
            <text:p>12881</text:p>
          </table:table-cell>
          <table:table-cell office:value-type="string" calcext:value-type="string">
            <text:p>G5</text:p>
          </table:table-cell>
          <table:table-cell office:value-type="float" office:value="1.35020964360587" calcext:value-type="float">
            <text:p>1,35020964360587</text:p>
          </table:table-cell>
          <table:table-cell office:value-type="float" office:value="2679" calcext:value-type="float">
            <text:p>2679</text:p>
          </table:table-cell>
          <table:table-cell office:value-type="float" office:value="1.07684821815797" calcext:value-type="float">
            <text:p>1,07684821815797</text:p>
          </table:table-cell>
          <table:table-cell office:value-type="float" office:value="0.08996640537514" calcext:value-type="float">
            <text:p>0,089966405375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UVEAU ROUBAIX</text:p>
          </table:table-cell>
          <table:table-cell office:value-type="string" calcext:value-type="string">
            <text:p>595121301.0</text:p>
          </table:table-cell>
          <table:table-cell office:value-type="float" office:value="7.01111111111111" calcext:value-type="float">
            <text:p>7,01111111111111</text:p>
          </table:table-cell>
          <table:table-cell office:value-type="float" office:value="2.78888888888889" calcext:value-type="float">
            <text:p>2,78888888888889</text:p>
          </table:table-cell>
          <table:table-cell office:value-type="float" office:value="4.31666666666667" calcext:value-type="float">
            <text:p>4,31666666666667</text:p>
          </table:table-cell>
          <table:table-cell office:value-type="float" office:value="1.00555555555556" calcext:value-type="float">
            <text:p>1,00555555555556</text:p>
          </table:table-cell>
          <table:table-cell office:value-type="float" office:value="3.31111111111111" calcext:value-type="float">
            <text:p>3,31111111111111</text:p>
          </table:table-cell>
          <table:table-cell office:value-type="float" office:value="0.616666666666667" calcext:value-type="float">
            <text:p>0,616666666666667</text:p>
          </table:table-cell>
          <table:table-cell office:value-type="float" office:value="0.0555555555555556" calcext:value-type="float">
            <text:p>0,055555555555556</text:p>
          </table:table-cell>
          <table:table-cell office:value-type="float" office:value="180" calcext:value-type="float">
            <text:p>180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G4</text:p>
          </table:table-cell>
          <table:table-cell office:value-type="float" office:value="1.02169811320755" calcext:value-type="float">
            <text:p>1,02169811320755</text:p>
          </table:table-cell>
          <table:table-cell office:value-type="float" office:value="2302" calcext:value-type="float">
            <text:p>2302</text:p>
          </table:table-cell>
          <table:table-cell office:value-type="float" office:value="0.925309667114463" calcext:value-type="float">
            <text:p>0,925309667114463</text:p>
          </table:table-cell>
          <table:table-cell office:value-type="float" office:value="0.0805386620330148" calcext:value-type="float">
            <text:p>0,080538662033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UTS CHAMPS</text:p>
          </table:table-cell>
          <table:table-cell office:value-type="string" calcext:value-type="string">
            <text:p>595121302.0</text:p>
          </table:table-cell>
          <table:table-cell office:value-type="float" office:value="5.61486486486487" calcext:value-type="float">
            <text:p>5,61486486486487</text:p>
          </table:table-cell>
          <table:table-cell office:value-type="float" office:value="1.52702702702703" calcext:value-type="float">
            <text:p>1,52702702702703</text:p>
          </table:table-cell>
          <table:table-cell office:value-type="float" office:value="4.2972972972973" calcext:value-type="float">
            <text:p>4,2972972972973</text:p>
          </table:table-cell>
          <table:table-cell office:value-type="float" office:value="0.216216216216216" calcext:value-type="float">
            <text:p>0,216216216216216</text:p>
          </table:table-cell>
          <table:table-cell office:value-type="float" office:value="4.08108108108108" calcext:value-type="float">
            <text:p>4,08108108108108</text:p>
          </table:table-cell>
          <table:table-cell office:value-type="float" office:value="0.0675675675675676" calcext:value-type="float">
            <text:p>0,067567567567568</text:p>
          </table:table-cell>
          <table:table-cell office:value-type="float" office:value="0.121621621621622" calcext:value-type="float">
            <text:p>0,121621621621622</text:p>
          </table:table-cell>
          <table:table-cell office:value-type="float" office:value="148" calcext:value-type="float">
            <text:p>148</text:p>
          </table:table-cell>
          <table:table-cell office:value-type="float" office:value="9127" calcext:value-type="float">
            <text:p>9127</text:p>
          </table:table-cell>
          <table:table-cell office:value-type="string" calcext:value-type="string">
            <text:p>G4</text:p>
          </table:table-cell>
          <table:table-cell office:value-type="float" office:value="0.956708595387841" calcext:value-type="float">
            <text:p>0,956708595387841</text:p>
          </table:table-cell>
          <table:table-cell office:value-type="float" office:value="2464" calcext:value-type="float">
            <text:p>2464</text:p>
          </table:table-cell>
          <table:table-cell office:value-type="float" office:value="0.990427028570824" calcext:value-type="float">
            <text:p>0,990427028570824</text:p>
          </table:table-cell>
          <table:table-cell office:value-type="float" office:value="0.0618668831168831" calcext:value-type="float">
            <text:p>0,061866883116883</text:p>
          </table:table-cell>
          <table:table-cell table:number-columns-repeated="1007"/>
        </table:table-row>
      </table:table>
      <table:named-expressions/>
      <table:database-ranges>
        <table:database-range table:name="__Anonymous_Sheet_DB__0" table:target-range-address="iris.B1:iris.P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06:57:46.016583382</dc:date>
    <dc:creator>François Pichenot</dc:creator>
    <meta:editing-duration>PT6M8S</meta:editing-duration>
    <meta:editing-cycles>2</meta:editing-cycles>
    <meta:generator>LibreOffice/6.1.5.2$Linux_X86_64 LibreOffice_project/10$Build-2</meta:generator>
    <meta:document-statistic meta:table-count="1" meta:cell-count="624" meta:object-count="0"/>
  </office:meta>
</office:document-meta>
</file>